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d12" officeooo:paragraph-rsid="0016fd12"/>
    </style:style>
    <style:style style:name="P2" style:family="paragraph" style:parent-style-name="Standard">
      <style:text-properties officeooo:rsid="00188202" officeooo:paragraph-rsid="00188202"/>
    </style:style>
    <style:style style:name="P3" style:family="paragraph" style:parent-style-name="Standard">
      <style:text-properties officeooo:rsid="0019ad24" officeooo:paragraph-rsid="0019ad24"/>
    </style:style>
    <style:style style:name="P4" style:family="paragraph" style:parent-style-name="Standard">
      <style:text-properties fo:font-weight="bold" officeooo:rsid="0019ad24" officeooo:paragraph-rsid="0019ad24" style:font-weight-asian="bold" style:font-weight-complex="bold"/>
    </style:style>
    <style:style style:name="P5" style:family="paragraph" style:parent-style-name="Standard">
      <style:text-properties fo:font-weight="bold" officeooo:rsid="00188202" officeooo:paragraph-rsid="00188202" style:font-weight-asian="bold" style:font-weight-complex="bold"/>
    </style:style>
    <style:style style:name="P6" style:family="paragraph" style:parent-style-name="Standard">
      <style:text-properties fo:font-weight="bold" officeooo:rsid="0016fd12" officeooo:paragraph-rsid="0016fd12" style:font-weight-asian="bold" style:font-weight-complex="bold"/>
    </style:style>
    <style:style style:name="P7" style:family="paragraph" style:parent-style-name="Standard">
      <style:text-properties fo:color="#0066b3" fo:font-style="italic" fo:font-weight="bold" officeooo:rsid="0019ad24" officeooo:paragraph-rsid="0019ad24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0066b3" fo:font-style="italic" fo:font-weight="bold" officeooo:rsid="00188202" officeooo:paragraph-rsid="00188202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0066b3" fo:font-style="italic" fo:font-weight="bold" officeooo:rsid="0016fd12" officeooo:paragraph-rsid="0016fd12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c41ee" officeooo:paragraph-rsid="001c41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 1</text:p>
      <text:p text:style-name="P1"/>
      <text:p text:style-name="P9">Source code:</text:p>
      <text:p text:style-name="P1"/>
      <text:p text:style-name="P1">#include &lt;stdio.h&gt;</text:p>
      <text:p text:style-name="P1">#include &lt;stdlib.h&gt;</text:p>
      <text:p text:style-name="P1">int main()</text:p>
      <text:p text:style-name="P1">{</text:p>
      <text:p text:style-name="P1"><text:s/>int n,i,*p,arr[n],j,count;</text:p>
      <text:p text:style-name="P1"><text:s/>printf("Enter number of elements:\n");</text:p>
      <text:p text:style-name="P1"><text:s/>scanf("%d",&amp;n);</text:p>
      <text:p text:style-name="P1"><text:s/>p=(int*)malloc(n * sizeof(int));</text:p>
      <text:p text:style-name="P1"><text:s/>if(p == NULL)</text:p>
      <text:p text:style-name="P1"><text:s text:c="4"/>{</text:p>
      <text:p text:style-name="P1"><text:s text:c="8"/>printf("Memory is not allocated\n");</text:p>
      <text:p text:style-name="P1"><text:s text:c="4"/>}</text:p>
      <text:p text:style-name="P1"><text:s/>else</text:p>
      <text:p text:style-name="P1"><text:s text:c="4"/>{</text:p>
      <text:p text:style-name="P1"><text:s text:c="8"/>printf("Enter number elements of array you want to store:\n");</text:p>
      <text:p text:style-name="P1"><text:s/>for(i=0;i&lt;n;++i)</text:p>
      <text:p text:style-name="P1"><text:s text:c="4"/>{</text:p>
      <text:p text:style-name="P1"><text:s text:c="8"/>scanf("%d",&amp;*(p+i));</text:p>
      <text:p text:style-name="P1"><text:s text:c="8"/>arr[i]=-1;</text:p>
      <text:p text:style-name="P1"><text:s text:c="4"/>}</text:p>
      <text:p text:style-name="P1"><text:s text:c="8"/>printf("Elements of array are: \n");</text:p>
      <text:p text:style-name="P1"><text:s/>for(i=0;i&lt;n;i++)</text:p>
      <text:p text:style-name="P1"><text:s text:c="4"/>{</text:p>
      <text:p text:style-name="P1"><text:s text:c="8"/>printf("%d\n",*(p+i));</text:p>
      <text:p text:style-name="P1"><text:s text:c="4"/>}</text:p>
      <text:p text:style-name="P1"><text:s/>for(i=0; i&lt;n; i++)</text:p>
      <text:p text:style-name="P1"><text:s text:c="4"/>{</text:p>
      <text:p text:style-name="P1"><text:s text:c="8"/>count = 1;</text:p>
      <text:p text:style-name="P1"><text:s text:c="4"/>for(j=i+1; j&lt;n; j++)</text:p>
      <text:p text:style-name="P1"><text:s text:c="4"/>{</text:p>
      <text:p text:style-name="P1"><text:s text:c="4"/>if(*(p+i)==*(p+j))</text:p>
      <text:p text:style-name="P1"/>
      <text:p text:style-name="P1"><text:s text:c="4"/>{</text:p>
      <text:p text:style-name="P1"><text:s text:c="8"/>count++;</text:p>
      <text:p text:style-name="P1"/>
      <text:p text:style-name="P1"><text:s text:c="8"/>arr[j] = 0;</text:p>
      <text:p text:style-name="P1"><text:s text:c="4"/>}</text:p>
      <text:p text:style-name="P1"><text:s/>}</text:p>
      <text:p text:style-name="P1"/>
      <text:p text:style-name="P1"><text:s/>if(arr[i] != 0)</text:p>
      <text:p text:style-name="P1"><text:s text:c="4"/>{</text:p>
      <text:p text:style-name="P1"><text:s text:c="8"/>arr[i] = count;</text:p>
      <text:p text:style-name="P1"><text:s text:c="4"/>}</text:p>
      <text:p text:style-name="P1"><text:s/>}</text:p>
      <text:p text:style-name="P1"/>
      <text:p text:style-name="P1"><text:s/>printf("\nFrequency of all elements of array : \n");</text:p>
      <text:p text:style-name="P1"><text:s/>for(i=0; i&lt;n; i++)</text:p>
      <text:p text:style-name="P1"><text:s text:c="4"/>{</text:p>
      <text:p text:style-name="P1"><text:soft-page-break/><text:s text:c="8"/>if(arr[i] != 0)</text:p>
      <text:p text:style-name="P1"><text:s text:c="4"/>{</text:p>
      <text:p text:style-name="P1"><text:s text:c="8"/>printf("%d occurs %d times\n", *(p+i), arr[i]);</text:p>
      <text:p text:style-name="P1"><text:s text:c="4"/>}</text:p>
      <text:p text:style-name="P1">}</text:p>
      <text:p text:style-name="P1"><text:s/>}</text:p>
      <text:p text:style-name="P1"><text:s text:c="4"/>free(p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9">Output:</text:p>
      <text:p text:style-name="P1"/>
      <text:p text:style-name="P1">Enter number of elements:</text:p>
      <text:p text:style-name="P1">4</text:p>
      <text:p text:style-name="P1">Enter number elements of array you want to store:</text:p>
      <text:p text:style-name="P1">1</text:p>
      <text:p text:style-name="P1">3</text:p>
      <text:p text:style-name="P1">4</text:p>
      <text:p text:style-name="P1">4</text:p>
      <text:p text:style-name="P1">Elements of array are: </text:p>
      <text:p text:style-name="P1">1</text:p>
      <text:p text:style-name="P1">3</text:p>
      <text:p text:style-name="P1">4</text:p>
      <text:p text:style-name="P1">4</text:p>
      <text:p text:style-name="P1"/>
      <text:p text:style-name="P1">Frequency of all elements of array : </text:p>
      <text:p text:style-name="P1">1 occurs 1 times</text:p>
      <text:p text:style-name="P1">3 occurs 1 times</text:p>
      <text:p text:style-name="P1">4 occurs 2 tim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Question 2</text:p>
      <text:p text:style-name="P1"/>
      <text:p text:style-name="P9">Source code:</text:p>
      <text:p text:style-name="P1"/>
      <text:p text:style-name="P1">#include&lt;stdio.h&gt;</text:p>
      <text:p text:style-name="P1">#include&lt;stdlib.h&gt;</text:p>
      <text:p text:style-name="P1">int main(int argc, char* argv[])</text:p>
      <text:p text:style-name="P1">{</text:p>
      <text:p text:style-name="P1"><text:s/>int rows = 0;</text:p>
      <text:p text:style-name="P1"><text:s/>int cols = 0;</text:p>
      <text:p text:style-name="P1"><text:s/>int height = 0;</text:p>
      <text:p text:style-name="P1"><text:s/>int ***array;</text:p>
      <text:p text:style-name="P1"><text:s/>int r, c, h;</text:p>
      <text:p text:style-name="P1"><text:s/>printf ("3D Array has rows : ");</text:p>
      <text:p text:style-name="P1"><text:s/>scanf ("%d", &amp;rows);</text:p>
      <text:p text:style-name="P1"><text:s/>printf ("3D Array has columns : ");</text:p>
      <text:p text:style-name="P1"><text:s/>scanf ("%d", &amp;cols);</text:p>
      <text:p text:style-name="P1"><text:s/>printf ("3D Array has height : ");</text:p>
      <text:p text:style-name="P1"><text:s/>scanf ("%d", &amp;height);</text:p>
      <text:p text:style-name="P1"><text:s/>array = (int ***) calloc (height,sizeof(int ***));</text:p>
      <text:p text:style-name="P1"><text:s/>for (h = 0; h &lt; height; h++) {</text:p>
      <text:p text:style-name="P1"><text:s/>array[h] = (int **) calloc(rows,sizeof(int*));</text:p>
      <text:p text:style-name="P1"><text:s/>for (r = 0; r &lt; rows; r++) {</text:p>
      <text:p text:style-name="P1"><text:s/>array[h][r] = (int *) calloc(cols,sizeof(int));</text:p>
      <text:p text:style-name="P1"><text:s/>}</text:p>
      <text:p text:style-name="P1"><text:s/>}</text:p>
      <text:p text:style-name="P1"><text:s/>for (h = 0; h &lt; height; h++) {</text:p>
      <text:p text:style-name="P1"><text:s/>for (r = 0; r &lt; rows; r++) {</text:p>
      <text:p text:style-name="P1"><text:s/>for (c = 0; c &lt; cols; c++) {</text:p>
      <text:p text:style-name="P1"><text:s/>printf ("Enter Array Element [%d][%d][%d] : ", h, r, c);</text:p>
      <text:p text:style-name="P1"><text:s/>scanf ("%d", &amp;array[h][r][c]);</text:p>
      <text:p text:style-name="P1"><text:s/>}</text:p>
      <text:p text:style-name="P1"><text:s/>}</text:p>
      <text:p text:style-name="P1"><text:s/>}</text:p>
      <text:p text:style-name="P1"><text:s/>printf("Printing 3D Array:\n");</text:p>
      <text:p text:style-name="P1"><text:s/>for (h = 0; h &lt; height; h++) {</text:p>
      <text:p text:style-name="P1"><text:s/>printf("Height %d\n", h);</text:p>
      <text:p text:style-name="P1"><text:s/>for (r = 0; r &lt; rows; r++) {</text:p>
      <text:p text:style-name="P1"><text:s/>for (c = 0; c &lt; cols; c++) {</text:p>
      <text:p text:style-name="P1"><text:s/>printf("%.2d ", array[h][r][c]);</text:p>
      <text:p text:style-name="P1"><text:s/>}</text:p>
      <text:p text:style-name="P1"><text:s/>printf("\n");</text:p>
      <text:p text:style-name="P1"><text:s/>}</text:p>
      <text:p text:style-name="P1"><text:s/>printf("\n");</text:p>
      <text:p text:style-name="P1"><text:s/>}</text:p>
      <text:p text:style-name="P1"><text:s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Output: </text:p>
      <text:p text:style-name="P2"/>
      <text:p text:style-name="P1">3D Array has rows : 3</text:p>
      <text:p text:style-name="P1">3D Array has columns : 2</text:p>
      <text:p text:style-name="P1">3D Array has height : 1</text:p>
      <text:p text:style-name="P1">Enter Array Element [0][0][0] : 1 <text:s/></text:p>
      <text:p text:style-name="P1">Enter Array Element [0][0][1] : 2</text:p>
      <text:p text:style-name="P1">Enter Array Element [0][1][0] : 1</text:p>
      <text:p text:style-name="P1">Enter Array Element [0][1][1] : 4</text:p>
      <text:p text:style-name="P1">Enter Array Element [0][2][0] : 6</text:p>
      <text:p text:style-name="P1">Enter Array Element [0][2][1] : 7</text:p>
      <text:p text:style-name="P1">Printing 3D Array:</text:p>
      <text:p text:style-name="P1">Height 0</text:p>
      <text:p text:style-name="P1">01 02 </text:p>
      <text:p text:style-name="P1">01 04 </text:p>
      <text:p text:style-name="P1">06 07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Question 3</text:p>
      <text:p text:style-name="P2"/>
      <text:p text:style-name="P8">Source code:</text:p>
      <text:p text:style-name="P2"/>
      <text:p text:style-name="P2">#include &lt;math.h&gt;</text:p>
      <text:p text:style-name="P2">#include &lt;stdio.h&gt;</text:p>
      <text:p text:style-name="P2">float calculateSD(float data[]);</text:p>
      <text:p text:style-name="P2">int product();</text:p>
      <text:p text:style-name="P2">float mean();</text:p>
      <text:p text:style-name="P2">float d[5];</text:p>
      <text:p text:style-name="P2">int main() {</text:p>
      <text:p text:style-name="P2"><text:s/>int i;</text:p>
      <text:p text:style-name="P2"><text:s/>printf("Enter elements: ");</text:p>
      <text:p text:style-name="P2"><text:s/>for (i = 0; i &lt; 5; ++i)</text:p>
      <text:p text:style-name="P2"><text:s/>scanf("%f", &amp;d[i]);</text:p>
      <text:p text:style-name="P2"><text:s/>printf("\nStandard Deviation = %.2f", calculateSD(d));</text:p>
      <text:p text:style-name="P2"><text:s/>product();</text:p>
      <text:p text:style-name="P2"><text:s/>mean();</text:p>
      <text:p text:style-name="P2"/>
      <text:p text:style-name="P2">}</text:p>
      <text:p text:style-name="P2">float calculateSD(float d[]) {</text:p>
      <text:p text:style-name="P2"><text:s/>float sum = 0.0, mean, SD = 0.0;</text:p>
      <text:p text:style-name="P2"><text:s/>int i;</text:p>
      <text:p text:style-name="P2"><text:s/>//int n;</text:p>
      <text:p text:style-name="P2"><text:s/>for (i = 0; i &lt; 5; ++i) {</text:p>
      <text:p text:style-name="P2"><text:s/>sum += d[i];</text:p>
      <text:p text:style-name="P2"><text:s/>}</text:p>
      <text:p text:style-name="P2"><text:s/>mean = sum / 5;</text:p>
      <text:p text:style-name="P2"><text:s/>for (int i = 0; i &lt; 5; ++i)</text:p>
      <text:p text:style-name="P2"><text:s/>SD += pow(d[i] - mean, 2);</text:p>
      <text:p text:style-name="P2"><text:s/>return sqrt(SD / 5);</text:p>
      <text:p text:style-name="P2">}</text:p>
      <text:p text:style-name="P2">float mean(){</text:p>
      <text:p text:style-name="P2"><text:s/>float mean;</text:p>
      <text:p text:style-name="P2"><text:s/>//int n;</text:p>
      <text:p text:style-name="P2"><text:s/>float sum = 0.0;</text:p>
      <text:p text:style-name="P2"><text:s/>for (int i = 0; i &lt; 5; ++i) {</text:p>
      <text:p text:style-name="P2"><text:s/>sum += d[i];</text:p>
      <text:p text:style-name="P2"><text:s/>}</text:p>
      <text:p text:style-name="P2"><text:s/>mean = sum / 5;</text:p>
      <text:p text:style-name="P2"><text:s/>printf("\nmean = %f",mean );</text:p>
      <text:p text:style-name="P2">}</text:p>
      <text:p text:style-name="P2">int product(){</text:p>
      <text:p text:style-name="P2"><text:s/>int p = 1;</text:p>
      <text:p text:style-name="P2"><text:s/>//int n;</text:p>
      <text:p text:style-name="P2"><text:s/>int i;</text:p>
      <text:p text:style-name="P2"><text:s/>for (i=0;i&lt;5;i++){</text:p>
      <text:p text:style-name="P2"><text:s/>p = p * d[i];</text:p>
      <text:p text:style-name="P2"/>
      <text:p text:style-name="P2"><text:s/>}</text:p>
      <text:p text:style-name="P2"><text:s/>printf("\nproduct = %d ", p );</text:p>
      <text:p text:style-name="P2"><text:soft-page-break/></text:p>
      <text:p text:style-name="P2">}</text:p>
      <text:p text:style-name="P10"/>
      <text:p text:style-name="P10">Output:</text:p>
      <text:p text:style-name="P10">Enter elements: 4</text:p>
      <text:p text:style-name="P10">6</text:p>
      <text:p text:style-name="P10">2</text:p>
      <text:p text:style-name="P10">4</text:p>
      <text:p text:style-name="P10">9</text:p>
      <text:p text:style-name="P10"/>
      <text:p text:style-name="P10">Standard Deviation = 2.37</text:p>
      <text:p text:style-name="P10">product = 1728 </text:p>
      <text:p text:style-name="P10">mean = 5.00000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uestion 4</text:p>
      <text:p text:style-name="P7">Source code:</text:p>
      <text:p text:style-name="P3"/>
      <text:p text:style-name="P3">#include &lt;stdio.h&gt;</text:p>
      <text:p text:style-name="P3"/>
      <text:p text:style-name="P3">void leftRotatebyOne(int arr[], int n);</text:p>
      <text:p text:style-name="P3"/>
      <text:p text:style-name="P3">void leftRotate(int arr[], int d, int n)</text:p>
      <text:p text:style-name="P3">{</text:p>
      <text:p text:style-name="P3"><text:s/>int i;</text:p>
      <text:p text:style-name="P3"><text:s/>for (i = 0; i &lt; d; i++)</text:p>
      <text:p text:style-name="P3"><text:s/>leftRotatebyOne(arr, n);</text:p>
      <text:p text:style-name="P3">}</text:p>
      <text:p text:style-name="P3"/>
      <text:p text:style-name="P3">void leftRotatebyOne(int arr[], int n)</text:p>
      <text:p text:style-name="P3">{</text:p>
      <text:p text:style-name="P3"><text:s/>int temp = arr[0], i;</text:p>
      <text:p text:style-name="P3"><text:s/>for (i = 0; i &lt; n - 1; i++)</text:p>
      <text:p text:style-name="P3"><text:s/>arr[i] = arr[i + 1];</text:p>
      <text:p text:style-name="P3"><text:s/>arr[i] = temp;</text:p>
      <text:p text:style-name="P3">}</text:p>
      <text:p text:style-name="P3"/>
      <text:p text:style-name="P3">void printArray(int arr[], int n)</text:p>
      <text:p text:style-name="P3">{</text:p>
      <text:p text:style-name="P3"><text:s/>int i;</text:p>
      <text:p text:style-name="P3"><text:s/>for (i = 0; i &lt; n; i++)</text:p>
      <text:p text:style-name="P3"><text:s/>printf("%d ", arr[i]);</text:p>
      <text:p text:style-name="P3">}</text:p>
      <text:p text:style-name="P3"/>
      <text:p text:style-name="P3">int main()</text:p>
      <text:p text:style-name="P3">{</text:p>
      <text:p text:style-name="P3"><text:s/>int arr[] = { 1, 2, 3, 4, 5, 6, 7 };</text:p>
      <text:p text:style-name="P3"><text:s/>leftRotate(arr, 2, 7);</text:p>
      <text:p text:style-name="P3"><text:s/>printArray(arr, 7);</text:p>
      <text:p text:style-name="P3"><text:s/>return 0;</text:p>
      <text:p text:style-name="P3">} </text:p>
      <text:p text:style-name="P3"/>
      <text:p text:style-name="P3"/>
      <text:p text:style-name="P7">Output:</text:p>
      <text:p text:style-name="P3"/>
      <text:p text:style-name="P1">3 4 5 6 7 1 2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Question 5</text:p>
      <text:p text:style-name="P7">Source code:</text:p>
      <text:p text:style-name="P3"/>
      <text:p text:style-name="P3">#include &lt;stdio.h&gt;</text:p>
      <text:p text:style-name="P3">#include &lt;stdlib.h&gt;</text:p>
      <text:p text:style-name="P3"/>
      <text:p text:style-name="P3">int main()</text:p>
      <text:p text:style-name="P3">{</text:p>
      <text:p text:style-name="P3"/>
      <text:p text:style-name="P3"><text:s/>int *ptr, *ptr1;</text:p>
      <text:p text:style-name="P3"><text:s/>int n, i;</text:p>
      <text:p text:style-name="P3"/>
      <text:p text:style-name="P3"/>
      <text:p text:style-name="P3"/>
      <text:p text:style-name="P3"><text:s/>printf("Enter number of Elements: \n");</text:p>
      <text:p text:style-name="P3"><text:s/>scanf("\n%d", &amp;n);</text:p>
      <text:p text:style-name="P3"/>
      <text:p text:style-name="P3"/>
      <text:p text:style-name="P3"><text:s/>ptr = (int*)malloc(n * sizeof(int));</text:p>
      <text:p text:style-name="P3"/>
      <text:p text:style-name="P3"/>
      <text:p text:style-name="P3"><text:s/>ptr1 = (int*)calloc(n, sizeof(int));</text:p>
      <text:p text:style-name="P3"/>
      <text:p text:style-name="P3"/>
      <text:p text:style-name="P3"><text:s/>if (ptr == NULL || ptr1 == NULL) {</text:p>
      <text:p text:style-name="P3"><text:s/>printf("Memory not allocated.\n");</text:p>
      <text:p text:style-name="P3"><text:s/>exit(0);</text:p>
      <text:p text:style-name="P3"><text:s/>}</text:p>
      <text:p text:style-name="P3"><text:s/>else {</text:p>
      <text:p text:style-name="P3"/>
      <text:p text:style-name="P3"/>
      <text:p text:style-name="P3"><text:s/>printf("Memory successfully allocated using malloc.\n");</text:p>
      <text:p text:style-name="P3"/>
      <text:p text:style-name="P3"/>
      <text:p text:style-name="P3"/>
      <text:p text:style-name="P3"><text:s/>printf("\nMemory successfully allocated using calloc.\n");</text:p>
      <text:p text:style-name="P3"/>
      <text:p text:style-name="P3"><text:s/>free(ptr);</text:p>
      <text:p text:style-name="P3"><text:s/>printf("\nMalloc Memory successfully de-allocated.\n");</text:p>
      <text:p text:style-name="P3"/>
      <text:p text:style-name="P3"><text:s/>free(ptr1);</text:p>
      <text:p text:style-name="P3"><text:s/>printf("\nCalloc Memory successfully de-allocated.\n");</text:p>
      <text:p text:style-name="P3"><text:s/>}</text:p>
      <text:p text:style-name="P3"/>
      <text:p text:style-name="P3"><text:s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Output:</text:p>
      <text:p text:style-name="P3"/>
      <text:p text:style-name="P3">Enter number of Elements: </text:p>
      <text:p text:style-name="P3">1 3 4 6 7</text:p>
      <text:p text:style-name="P3">Memory successfully allocated using malloc.</text:p>
      <text:p text:style-name="P3"/>
      <text:p text:style-name="P3">Memory successfully allocated using calloc.</text:p>
      <text:p text:style-name="P3"/>
      <text:p text:style-name="P3">Malloc Memory successfully de-allocated.</text:p>
      <text:p text:style-name="P3"/>
      <text:p text:style-name="P3">Calloc Memory successfully de-alloc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0:06:37.267386894</meta:creation-date>
    <dc:date>2020-11-04T10:56:50.184301679</dc:date>
    <meta:editing-duration>PT29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9" meta:paragraph-count="254" meta:word-count="796" meta:character-count="4503" meta:non-whitespace-character-count="3655"/>
  </office:meta>
</office:document-meta>
</file>